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officeooo:rsid="0016cf35" officeooo:paragraph-rsid="001d03ec"/>
    </style:style>
    <style:style style:name="P2" style:family="paragraph" style:parent-style-name="Standard">
      <style:text-properties fo:font-size="16pt" officeooo:rsid="0016cf35" officeooo:paragraph-rsid="0016cf35"/>
    </style:style>
    <style:style style:name="P3" style:family="paragraph" style:parent-style-name="Standard">
      <style:text-properties fo:font-size="16pt" officeooo:rsid="0016cf35" officeooo:paragraph-rsid="002ec70a"/>
    </style:style>
    <style:style style:name="P4" style:family="paragraph" style:parent-style-name="Standard">
      <style:text-properties fo:font-size="16pt" officeooo:rsid="0016cf35" officeooo:paragraph-rsid="0082d2d6"/>
    </style:style>
    <style:style style:name="P5" style:family="paragraph" style:parent-style-name="Standard">
      <style:text-properties fo:font-size="16pt" officeooo:rsid="0016cf35" officeooo:paragraph-rsid="00839a40"/>
    </style:style>
    <style:style style:name="P6" style:family="paragraph" style:parent-style-name="Standard">
      <style:text-properties fo:font-size="16pt" officeooo:rsid="0016cf35" officeooo:paragraph-rsid="00850a2d"/>
    </style:style>
    <style:style style:name="P7" style:family="paragraph" style:parent-style-name="Standard">
      <style:text-properties fo:font-size="16pt" officeooo:rsid="0016cf35" officeooo:paragraph-rsid="004030b9"/>
    </style:style>
    <style:style style:name="P8" style:family="paragraph" style:parent-style-name="Standard">
      <style:text-properties fo:font-size="16pt" officeooo:rsid="00172e84" officeooo:paragraph-rsid="00221b40"/>
    </style:style>
    <style:style style:name="P9" style:family="paragraph" style:parent-style-name="Standard">
      <style:text-properties fo:font-size="16pt" officeooo:rsid="00203153" officeooo:paragraph-rsid="00221b40"/>
    </style:style>
    <style:style style:name="P10" style:family="paragraph" style:parent-style-name="Standard">
      <style:text-properties fo:font-size="16pt" officeooo:rsid="0019d276" officeooo:paragraph-rsid="00221b40"/>
    </style:style>
    <style:style style:name="P11" style:family="paragraph" style:parent-style-name="Standard">
      <style:text-properties fo:font-size="16pt" officeooo:rsid="003124e8" officeooo:paragraph-rsid="003124e8"/>
    </style:style>
    <style:style style:name="P12" style:family="paragraph" style:parent-style-name="Standard">
      <style:text-properties fo:font-size="16pt" officeooo:rsid="00314ae7" officeooo:paragraph-rsid="00314ae7"/>
    </style:style>
    <style:style style:name="P13" style:family="paragraph" style:parent-style-name="Standard">
      <style:text-properties fo:font-size="16pt" officeooo:rsid="0032df03" officeooo:paragraph-rsid="0032df03"/>
    </style:style>
    <style:style style:name="P14" style:family="paragraph" style:parent-style-name="Standard">
      <style:text-properties fo:font-size="16pt" officeooo:rsid="0043ba35" officeooo:paragraph-rsid="0043ba35"/>
    </style:style>
    <style:style style:name="P15" style:family="paragraph" style:parent-style-name="Standard">
      <style:text-properties fo:font-size="16pt" officeooo:paragraph-rsid="00463eed" style:font-size-asian="18pt" style:font-size-complex="18pt"/>
    </style:style>
    <style:style style:name="P16" style:family="paragraph" style:parent-style-name="Standard">
      <style:text-properties fo:font-size="16pt" officeooo:paragraph-rsid="0061c040" style:font-size-asian="18pt" style:font-size-complex="18pt"/>
    </style:style>
    <style:style style:name="P17" style:family="paragraph" style:parent-style-name="Standard">
      <style:text-properties fo:font-size="16pt" officeooo:rsid="005df525" officeooo:paragraph-rsid="005df525"/>
    </style:style>
    <style:style style:name="P18" style:family="paragraph" style:parent-style-name="Standard">
      <style:text-properties fo:font-size="16pt" officeooo:rsid="005df525" officeooo:paragraph-rsid="006a522d"/>
    </style:style>
    <style:style style:name="P19" style:family="paragraph" style:parent-style-name="Standard">
      <style:text-properties fo:font-size="16pt" officeooo:rsid="005fb8a6" officeooo:paragraph-rsid="005fb8a6"/>
    </style:style>
    <style:style style:name="P20" style:family="paragraph" style:parent-style-name="Standard">
      <style:text-properties fo:font-size="16pt" officeooo:rsid="005fb8a6" officeooo:paragraph-rsid="005df525"/>
    </style:style>
    <style:style style:name="P21" style:family="paragraph" style:parent-style-name="Standard">
      <style:text-properties fo:font-size="16pt" officeooo:rsid="00705601" officeooo:paragraph-rsid="0073aa28"/>
    </style:style>
    <style:style style:name="P22" style:family="paragraph" style:parent-style-name="Standard">
      <style:text-properties fo:font-size="16pt" officeooo:rsid="00839a40" officeooo:paragraph-rsid="00839a40"/>
    </style:style>
    <style:style style:name="P23" style:family="paragraph" style:parent-style-name="Standard">
      <style:text-properties fo:font-size="16pt" officeooo:rsid="00254052" officeooo:paragraph-rsid="00839a40"/>
    </style:style>
    <style:style style:name="P24" style:family="paragraph" style:parent-style-name="Standard">
      <style:text-properties fo:font-size="16pt" officeooo:rsid="007beaee" officeooo:paragraph-rsid="0086b0ef"/>
    </style:style>
    <style:style style:name="P25" style:family="paragraph" style:parent-style-name="Standard">
      <style:text-properties fo:font-size="16pt" officeooo:rsid="007beaee" officeooo:paragraph-rsid="008a0503"/>
    </style:style>
    <style:style style:name="P26" style:family="paragraph" style:parent-style-name="Standard">
      <style:text-properties fo:font-size="16pt" officeooo:rsid="00850923" officeooo:paragraph-rsid="00850923"/>
    </style:style>
    <style:style style:name="P27" style:family="paragraph" style:parent-style-name="Standard">
      <style:text-properties fo:font-size="16pt" officeooo:rsid="0086b0ef" officeooo:paragraph-rsid="0086b0ef"/>
    </style:style>
    <style:style style:name="P28" style:family="paragraph" style:parent-style-name="Standard">
      <style:text-properties fo:font-size="16pt" officeooo:rsid="007cdb9f" officeooo:paragraph-rsid="008a1416"/>
    </style:style>
    <style:style style:name="P29" style:family="paragraph" style:parent-style-name="Standard">
      <style:text-properties fo:font-size="16pt" officeooo:rsid="007cdb9f" officeooo:paragraph-rsid="00a6e08c"/>
    </style:style>
    <style:style style:name="P30" style:family="paragraph" style:parent-style-name="Standard">
      <style:text-properties fo:font-size="16pt" officeooo:rsid="008eba9c" officeooo:paragraph-rsid="006e03b5"/>
    </style:style>
    <style:style style:name="P31" style:family="paragraph" style:parent-style-name="Standard">
      <style:text-properties fo:font-size="16pt" officeooo:rsid="00982e7f" officeooo:paragraph-rsid="00982e7f"/>
    </style:style>
    <style:style style:name="P32" style:family="paragraph" style:parent-style-name="Standard">
      <style:text-properties fo:font-size="16pt" officeooo:rsid="009b4c89" officeooo:paragraph-rsid="009b4c89"/>
    </style:style>
    <style:style style:name="P33" style:family="paragraph" style:parent-style-name="Standard">
      <style:text-properties fo:font-size="16pt" officeooo:rsid="009b4c89" officeooo:paragraph-rsid="00a6e08c"/>
    </style:style>
    <style:style style:name="P34" style:family="paragraph" style:parent-style-name="Standard">
      <style:text-properties fo:font-size="16pt" officeooo:rsid="00a32509" officeooo:paragraph-rsid="00a32509"/>
    </style:style>
    <style:style style:name="P35" style:family="paragraph" style:parent-style-name="Standard">
      <style:text-properties fo:font-size="16pt" officeooo:rsid="00a32509" officeooo:paragraph-rsid="00a6e08c"/>
    </style:style>
    <style:style style:name="P36" style:family="paragraph" style:parent-style-name="Standard">
      <style:text-properties fo:font-size="16pt" officeooo:rsid="00a6b726" officeooo:paragraph-rsid="00a6e08c"/>
    </style:style>
    <style:style style:name="P37" style:family="paragraph" style:parent-style-name="Standard">
      <style:text-properties fo:font-size="16pt" officeooo:rsid="00a6e08c" officeooo:paragraph-rsid="00a6e08c"/>
    </style:style>
    <style:style style:name="P38" style:family="paragraph" style:parent-style-name="Standard">
      <style:text-properties fo:font-size="16pt" officeooo:rsid="00850a2d" officeooo:paragraph-rsid="00850a2d"/>
    </style:style>
    <style:style style:name="P39" style:family="paragraph" style:parent-style-name="Standard">
      <style:text-properties fo:font-size="16pt" officeooo:rsid="00850a2d" officeooo:paragraph-rsid="00a6e08c"/>
    </style:style>
    <style:style style:name="P40" style:family="paragraph" style:parent-style-name="Standard">
      <style:text-properties fo:font-size="16pt" officeooo:rsid="00850a2d" officeooo:paragraph-rsid="008a0503"/>
    </style:style>
    <style:style style:name="P41" style:family="paragraph" style:parent-style-name="Standard">
      <style:text-properties fo:font-size="16pt" officeooo:rsid="00891af0" officeooo:paragraph-rsid="00850923"/>
    </style:style>
    <style:style style:name="P42" style:family="paragraph" style:parent-style-name="Standard">
      <style:text-properties fo:font-size="16pt" officeooo:rsid="008a0503" officeooo:paragraph-rsid="008a0503"/>
    </style:style>
    <style:style style:name="P43" style:family="paragraph" style:parent-style-name="Standard">
      <style:text-properties fo:font-size="16pt" officeooo:rsid="008a1416" officeooo:paragraph-rsid="00946b6c"/>
    </style:style>
    <style:style style:name="P44" style:family="paragraph" style:parent-style-name="Standard">
      <style:text-properties fo:font-size="16pt" officeooo:rsid="008a1416" officeooo:paragraph-rsid="008a1416"/>
    </style:style>
    <style:style style:name="P45" style:family="paragraph" style:parent-style-name="Standard">
      <style:text-properties fo:font-size="16pt" officeooo:rsid="0092e813" officeooo:paragraph-rsid="008a1416"/>
    </style:style>
    <style:style style:name="P46" style:family="paragraph" style:parent-style-name="Standard">
      <style:text-properties fo:font-size="16pt" officeooo:rsid="0092e813" officeooo:paragraph-rsid="0092e813"/>
    </style:style>
    <style:style style:name="P47" style:family="paragraph" style:parent-style-name="Standard">
      <style:text-properties fo:font-size="16pt" officeooo:rsid="0084f469" officeooo:paragraph-rsid="0084f469"/>
    </style:style>
    <style:style style:name="P48" style:family="paragraph" style:parent-style-name="Standard">
      <style:text-properties fo:font-size="16pt" officeooo:rsid="00b328e9" officeooo:paragraph-rsid="00b328e9"/>
    </style:style>
    <style:style style:name="P49" style:family="paragraph" style:parent-style-name="Standard">
      <style:text-properties fo:font-size="16pt" officeooo:rsid="00b60edc" officeooo:paragraph-rsid="00b60edc"/>
    </style:style>
    <style:style style:name="P50" style:family="paragraph" style:parent-style-name="Standard">
      <style:text-properties fo:font-size="16pt" officeooo:rsid="00b8057e" officeooo:paragraph-rsid="00b8057e"/>
    </style:style>
    <style:style style:name="P51" style:family="paragraph" style:parent-style-name="Standard">
      <style:text-properties fo:font-size="16pt" officeooo:rsid="00b95ef3" officeooo:paragraph-rsid="00b95ef3"/>
    </style:style>
    <style:style style:name="P52" style:family="paragraph" style:parent-style-name="Standard">
      <style:text-properties fo:font-size="16pt" officeooo:rsid="00ba6c47" officeooo:paragraph-rsid="00ba6c47"/>
    </style:style>
    <style:style style:name="P53" style:family="paragraph" style:parent-style-name="Standard">
      <style:text-properties officeooo:rsid="00850923" officeooo:paragraph-rsid="00850923"/>
    </style:style>
    <style:style style:name="P54" style:family="paragraph" style:parent-style-name="Standard">
      <style:text-properties officeooo:rsid="008a0503" officeooo:paragraph-rsid="008a0503"/>
    </style:style>
    <style:style style:name="P55" style:family="paragraph" style:parent-style-name="Standard">
      <style:text-properties officeooo:rsid="008a0503" officeooo:paragraph-rsid="00946b6c"/>
    </style:style>
    <style:style style:name="P56" style:family="paragraph" style:parent-style-name="Standard">
      <style:text-properties officeooo:rsid="008a1416" officeooo:paragraph-rsid="008a1416"/>
    </style:style>
    <style:style style:name="P57" style:family="paragraph" style:parent-style-name="Standard">
      <style:text-properties officeooo:rsid="008a1416" officeooo:paragraph-rsid="00946b6c"/>
    </style:style>
    <style:style style:name="P58" style:family="paragraph" style:parent-style-name="Standard">
      <style:text-properties officeooo:rsid="00955a04" officeooo:paragraph-rsid="00955a04"/>
    </style:style>
    <style:style style:name="P59" style:family="paragraph" style:parent-style-name="Standard">
      <style:text-properties fo:font-size="18pt" officeooo:rsid="006e03b5" officeooo:paragraph-rsid="004f864a" style:font-size-asian="18pt" style:font-size-complex="18pt"/>
    </style:style>
    <style:style style:name="P60" style:family="paragraph" style:parent-style-name="Standard">
      <style:text-properties style:font-name="Liberation Serif" fo:font-size="16pt" officeooo:rsid="00839a40" officeooo:paragraph-rsid="00839a40"/>
    </style:style>
    <style:style style:name="P61" style:family="paragraph" style:parent-style-name="Standard">
      <style:text-properties fo:font-size="16pt" officeooo:rsid="00891af0" officeooo:paragraph-rsid="00850923"/>
    </style:style>
    <style:style style:name="P62" style:family="paragraph" style:parent-style-name="Standard">
      <style:text-properties fo:font-size="16pt" officeooo:rsid="008eba9c" officeooo:paragraph-rsid="00b30ce1"/>
    </style:style>
    <style:style style:name="P63" style:family="paragraph" style:parent-style-name="Standard">
      <style:text-properties fo:font-size="16pt" officeooo:rsid="0016cf35" officeooo:paragraph-rsid="00bddb5c"/>
    </style:style>
    <style:style style:name="P64" style:family="paragraph" style:parent-style-name="Standard">
      <style:text-properties fo:font-size="16pt" officeooo:rsid="00bddb5c" officeooo:paragraph-rsid="00bddb5c"/>
    </style:style>
    <style:style style:name="P65" style:family="paragraph" style:parent-style-name="Standard">
      <style:text-properties fo:font-size="16pt" officeooo:rsid="00bee4ec" officeooo:paragraph-rsid="00bee4ec"/>
    </style:style>
    <style:style style:name="P66" style:family="paragraph" style:parent-style-name="Standard">
      <style:text-properties fo:font-size="16pt" officeooo:rsid="00bfe892" officeooo:paragraph-rsid="00bfe892"/>
    </style:style>
    <style:style style:name="P67" style:family="paragraph" style:parent-style-name="Standard">
      <style:text-properties fo:font-size="16pt" officeooo:rsid="00c1465e" officeooo:paragraph-rsid="00c1465e"/>
    </style:style>
    <style:style style:name="P68" style:family="paragraph" style:parent-style-name="Standard">
      <style:text-properties fo:font-size="16pt" officeooo:rsid="00c269a2" officeooo:paragraph-rsid="00c269a2"/>
    </style:style>
    <style:style style:name="P69" style:family="paragraph" style:parent-style-name="Standard">
      <style:text-properties fo:font-size="16pt" officeooo:rsid="00ba6c47" officeooo:paragraph-rsid="00ba6c47"/>
    </style:style>
    <style:style style:name="P70" style:family="paragraph" style:parent-style-name="Standard">
      <style:text-properties fo:font-size="16pt" officeooo:rsid="00c346f6" officeooo:paragraph-rsid="00c346f6"/>
    </style:style>
    <style:style style:name="T1" style:family="text">
      <style:text-properties officeooo:rsid="001ee908"/>
    </style:style>
    <style:style style:name="T2" style:family="text">
      <style:text-properties style:font-name="Liberation Serif"/>
    </style:style>
    <style:style style:name="T3" style:family="text">
      <style:text-properties style:font-name="Liberation Serif" officeooo:rsid="00868826"/>
    </style:style>
    <style:style style:name="T4" style:family="text">
      <style:text-properties style:font-name="Liberation Serif" officeooo:rsid="00887f1d"/>
    </style:style>
    <style:style style:name="T5" style:family="text">
      <style:text-properties style:font-name="Liberation Serif" officeooo:rsid="00891af0"/>
    </style:style>
    <style:style style:name="T6" style:family="text">
      <style:text-properties officeooo:rsid="0021a015"/>
    </style:style>
    <style:style style:name="T7" style:family="text">
      <style:text-properties officeooo:rsid="00312f84"/>
    </style:style>
    <style:style style:name="T8" style:family="text">
      <style:text-properties officeooo:rsid="0032df03"/>
    </style:style>
    <style:style style:name="T9" style:family="text">
      <style:text-properties officeooo:rsid="0082d2d6"/>
    </style:style>
    <style:style style:name="T10" style:family="text">
      <style:text-properties officeooo:rsid="00839a40"/>
    </style:style>
    <style:style style:name="T11" style:family="text">
      <style:text-properties fo:font-size="16pt"/>
    </style:style>
    <style:style style:name="T12" style:family="text">
      <style:text-properties fo:font-size="16pt" officeooo:rsid="007beaee"/>
    </style:style>
    <style:style style:name="T13" style:family="text">
      <style:text-properties fo:font-size="16pt" officeooo:rsid="00850a2d"/>
    </style:style>
    <style:style style:name="T14" style:family="text">
      <style:text-properties fo:font-size="16pt" officeooo:rsid="00891af0"/>
    </style:style>
    <style:style style:name="T15" style:family="text">
      <style:text-properties fo:font-size="16pt" officeooo:rsid="008a1416"/>
    </style:style>
    <style:style style:name="T16" style:family="text">
      <style:text-properties fo:font-size="16pt" officeooo:rsid="0092e813"/>
    </style:style>
    <style:style style:name="T17" style:family="text">
      <style:text-properties fo:font-size="16pt" officeooo:rsid="00946b6c"/>
    </style:style>
    <style:style style:name="T18" style:family="text">
      <style:text-properties fo:font-size="16pt" officeooo:rsid="00955a04"/>
    </style:style>
    <style:style style:name="T19" style:family="text">
      <style:text-properties fo:font-size="16pt" officeooo:rsid="0096eb7f"/>
    </style:style>
    <style:style style:name="T20" style:family="text">
      <style:text-properties fo:font-size="16pt" officeooo:rsid="009b4c89"/>
    </style:style>
    <style:style style:name="T21" style:family="text">
      <style:text-properties officeooo:rsid="0084f469"/>
    </style:style>
    <style:style style:name="T22" style:family="text">
      <style:text-properties officeooo:rsid="00850923"/>
    </style:style>
    <style:style style:name="T23" style:family="text">
      <style:text-properties officeooo:rsid="0085c6cd"/>
    </style:style>
    <style:style style:name="T24" style:family="text">
      <style:text-properties officeooo:rsid="0087dbd5"/>
    </style:style>
    <style:style style:name="T25" style:family="text">
      <style:text-properties officeooo:rsid="0091700d"/>
    </style:style>
    <style:style style:name="T26" style:family="text">
      <style:text-properties officeooo:rsid="0099ef26"/>
    </style:style>
    <style:style style:name="T27" style:family="text">
      <style:text-properties officeooo:rsid="009ad268"/>
    </style:style>
    <style:style style:name="T28" style:family="text">
      <style:text-properties officeooo:rsid="00b74dde"/>
    </style:style>
    <style:style style:name="T29" style:family="text">
      <style:text-properties officeooo:rsid="00b8057e"/>
    </style:style>
    <style:style style:name="T30" style:family="text">
      <style:text-properties officeooo:rsid="00ba6c47"/>
    </style:style>
    <style:style style:name="T31" style:family="text">
      <style:text-properties officeooo:rsid="00bddb5c"/>
    </style:style>
    <style:style style:name="T32" style:family="text">
      <style:text-properties officeooo:rsid="00c2b2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Answer to Beal's Conjecture</text:p>
      <text:p text:style-name="P1"/>
      <text:p text:style-name="P23"><text:tab/><text:tab/><text:tab/><text:tab/><text:tab/>Beal’s conjecture</text:p>
      <text:p text:style-name="P5">If A^x + B^y = C^z , where A, B, C, x, y and z are positive integers and x, y and z are all greater than 2, then A, B and C must have a common prime factor.</text:p>
      <text:p text:style-name="P5"/>
      <text:p text:style-name="P1"><text:tab/><text:tab/><text:tab/><text:tab/><text:span text:style-name="T1">Abstract</text:span></text:p>
      <text:p text:style-name="P1"/>
      <text:p text:style-name="P4"><text:tab/><text:span text:style-name="T1">This paper, tends to solve the Beal’s Conjecture, using all possible combinations on the three numbers (A,B,C), assigning prime and non prime to each one (respecting the sum and the equality).</text:span></text:p>
      <text:p text:style-name="P4"><text:tab/><text:span text:style-name="T9">I start by saying that the problem uses number elevated to exponent(A^4 for example). But for determining common factors, we can use <text:s/>just the value A, because A*A*A*A has only one prime factor, so we can A instead of A^x. Also if we have a prime factor on a number, then the other numbers are only equal to it if they are the same, since we’re talking about prime numbers, and prime numbers only divide one and himself</text:span></text:p>
      <text:p text:style-name="P4"/>
      <text:p text:style-name="P4"><text:tab/><text:span text:style-name="T10">Then we proceeed with testing all hypotheses like</text:span></text:p>
      <text:p text:style-name="P4"><text:tab/><text:tab/><text:span text:style-name="T10">A + B = <text:s/>C</text:span></text:p>
      <text:p text:style-name="P4"><text:tab/><text:span text:style-name="T21">where A , B and are either primes or non primes</text:span></text:p>
      <text:p text:style-name="P4"/>
      <text:p text:style-name="P38">Also assumed stuff :</text:p>
      <text:p text:style-name="P6"><text:tab/><text:span text:style-name="T23">If </text:span>A divide<text:span text:style-name="T23">s</text:span> B , <text:span text:style-name="T23">then</text:span> B <text:span text:style-name="T23">has common prime factor with A</text:span></text:p>
      <text:p text:style-name="P60"/>
      <text:p text:style-name="P22"><text:span text:style-name="T2"><text:tab/></text:span><text:span text:style-name="T3">Also if we assume that A and B , have common prime factors, then C also has </text:span><text:span text:style-name="T4">the same factor.<text:line-break/><text:tab/></text:span><text:span text:style-name="T5">The solution is simple. Because they have a common prime factor, they can put it in evidence, and divide C^z</text:span></text:p>
      <text:p text:style-name="P27"/>
      <text:p text:style-name="P24"><text:tab/>A=3 B=3</text:p>
      <text:p text:style-name="P24"><text:tab/><text:tab/>3 ^2 + 3^3 = 9+27 = 36</text:p>
      <text:p text:style-name="P24"><text:tab/><text:tab/>3(3+3*3) = 36</text:p>
      <text:p text:style-name="P1"><text:tab/><text:tab/><text:span text:style-name="T24">12 = 12</text:span></text:p>
      <text:p text:style-name="P31">Also</text:p>
      <text:p text:style-name="P31"><text:tab/>if A and B prime <text:span text:style-name="T26">and have common prime factor</text:span>, then B=A*K <text:span text:style-name="T27">or A=B*K</text:span></text:p>
      <text:p text:style-name="P31"/>
      <text:p text:style-name="P2"><text:soft-page-break/><text:tab/><text:tab/><text:tab/><text:tab/><text:tab/><text:span text:style-name="T7">Solution</text:span></text:p>
      <text:p text:style-name="P34">What are the possibilites:</text:p>
      <text:p text:style-name="P34"/>
      <text:p text:style-name="P35"><text:span text:style-name="T31">1</text:span> NonPrimeA + NonPrimeB = NonPrimeC </text:p>
      <text:p text:style-name="P36"><text:span text:style-name="T31">2</text:span> NonPrimeA + NonPrimeB = PrimeC </text:p>
      <text:p text:style-name="P33"><text:span text:style-name="T31">3</text:span> NonPrimeA + PrimeB = NonPrimeC</text:p>
      <text:p text:style-name="P39"><text:span text:style-name="T31">4 </text:span>NonPrimeA + PrimeB = PrimeC</text:p>
      <text:p text:style-name="P29"/>
      <text:p text:style-name="P35"><text:span text:style-name="T31">5</text:span> PrimeA + PrimeB = PrimeC</text:p>
      <text:p text:style-name="P34"><text:span text:style-name="T31">6 </text:span>PrimeA + PrimeB = NonPRimeC</text:p>
      <text:p text:style-name="P37"><text:span text:style-name="T31">7 </text:span>PrimeA + NonPrimeB = PrimeC</text:p>
      <text:p text:style-name="P37"><text:span text:style-name="T31">8 </text:span>PrimeA + NonPrimeB = NonPRimeC</text:p>
      <text:p text:style-name="P37"/>
      <text:p text:style-name="P62"/>
      <text:p text:style-name="P63">A^x + B^y = C^z </text:p>
      <text:p text:style-name="P64">Tenho de aceitar a equação, e a b c podem nao ter factores comuns</text:p>
      <text:p text:style-name="P64"/>
      <text:p text:style-name="P65">Para dois primos na equação, tem de ser iguais, <text:s/></text:p>
      <text:p text:style-name="P65">4,5,6,7 taken</text:p>
      <text:p text:style-name="P65"/>
      <text:p text:style-name="P65">Para um primo , 2,3,8</text:p>
      <text:p text:style-name="P65"/>
      <text:p text:style-name="P66">Para nenhum primo?</text:p>
      <text:p text:style-name="P67">1 Se nonprimeB divide nonporimeA or vice versa , entao também nonprimec</text:p>
      <text:p text:style-name="P67">senao nao tem factores comuns</text:p>
      <text:p text:style-name="P64"/>
      <text:p text:style-name="P68">Quero achar o que ? Basta encontrar nonprimes <text:span text:style-name="T32">no qual nonPrimeB nao divide primeA ,assim nao tem factores comuns</text:span></text:p>
      <text:p text:style-name="P68"/>
      <text:p text:style-name="P68"/>
      <text:p text:style-name="P51">If two primes used <text:span text:style-name="T30">(A,B) </text:span>, they must be equal to have a common factor</text:p>
      <text:p text:style-name="P52"/>
      <text:p text:style-name="P52">If two nonprimes used, the other number prime must divide both</text:p>
      <text:p text:style-name="P34"/>
      <text:p text:style-name="P52">if three nonPrimes used,nonPrimeA must divide nonPrimeB. If it does they have a common factor.</text:p>
      <text:p text:style-name="P70">Not true </text:p>
      <text:p text:style-name="P70">NonA : 6 NonB : 4,the factor must divide not nonPrimes</text:p>
      <text:p text:style-name="P52"><text:soft-page-break/></text:p>
      <text:p text:style-name="P52">All of the above, ignore primeC, since if we have a common factor on the left side of the equation, its also a common factor on the right hand side</text:p>
      <text:p text:style-name="P52"/>
      <text:p text:style-name="P47">1<text:tab/><text:bookmark-start text:name="__DdeLink__846_2716457503"/>primeA + <text:span text:style-name="T22">primeB = primeC</text:span><text:bookmark-end text:name="__DdeLink__846_2716457503"/></text:p>
      <text:p text:style-name="P48">To have equal factors, primes should be equal. But its impossible because if they were equal primeA +primeB couldnt be primeC</text:p>
      <text:p text:style-name="P49">So they dont have common factor <text:span text:style-name="T28">(can’t use three primes)</text:span></text:p>
      <text:p text:style-name="P48"/>
      <text:p text:style-name="P26"/>
      <text:p text:style-name="P26"/>
      <text:p text:style-name="P53"><text:span text:style-name="T12">2<text:tab/></text:span><text:bookmark-start text:name="__DdeLink__851_2716457503"/><text:span text:style-name="T13">PrimeA + PrimeB = NonPrimeC</text:span><text:bookmark-end text:name="__DdeLink__851_2716457503"/></text:p>
      <text:p text:style-name="P53"><text:span text:style-name="T13"><text:tab/>To have common factor PrimeA=PrimeB, </text:span><text:span text:style-name="T14">And if PrimeA and PrimeB share a common factor so does NonPRimeC</text:span></text:p>
      <text:p text:style-name="P41"><text:s text:c="6"/>if PrimeA != PrimeB , at least two different factors</text:p>
      <text:p text:style-name="P41"/>
      <text:p text:style-name="P41"><text:tab/><text:span text:style-name="T29">PrimeA = 3 , primeB = 5 x=3,y=3</text:span></text:p>
      <text:p text:style-name="P41"/>
      <text:p text:style-name="P50">For primeA and PrimeB, if equal have at least one common factor</text:p>
      <text:p text:style-name="P51">If they are different, no common factor</text:p>
      <text:p text:style-name="P41"/>
      <text:p text:style-name="P41"/>
      <text:p text:style-name="P40">3.<text:tab/> NonPrimeA + PrimeB = PrimeC</text:p>
      <text:p text:style-name="P25"/>
      <text:p text:style-name="P54"><text:span text:style-name="T12">t</text:span><text:span text:style-name="T11">o have common factor , primeb=primec, </text:span></text:p>
      <text:p text:style-name="P42"/>
      <text:p text:style-name="P42"><text:tab/>NonPRimeA = PrimeC – PrimeB</text:p>
      <text:p text:style-name="P42"/>
      <text:p text:style-name="P57"><text:span text:style-name="T18">since primeB = primeC , </text:span><text:span text:style-name="T11">We have </text:span></text:p>
      <text:p text:style-name="P55"><text:span text:style-name="T11"><text:tab/></text:span><text:span text:style-name="T15">z &gt; y, due to the fact that we cant subtract a number smaller than the </text:span><text:span text:style-name="T17">other </text:span></text:p>
      <text:p text:style-name="P43"/>
      <text:p text:style-name="P44"><text:tab/>or z=y, in this case </text:p>
      <text:p text:style-name="P44"><text:tab/>PrimeC – PrimeB = 0 . Assuming... this is impossible because</text:p>
      <text:p text:style-name="P44"><text:tab/>NonPRimEA = 0</text:p>
      <text:p text:style-name="P44"/>
      <text:p text:style-name="P44">So on to z &gt; y, </text:p>
      <text:p text:style-name="P56"><text:span text:style-name="T11"><text:tab/>NonPrimeA = PrimeC^z – </text:span><text:span text:style-name="T16">PrimeB^y</text:span></text:p>
      <text:p text:style-name="P45"/>
      <text:p text:style-name="P58"><text:soft-page-break/><text:span text:style-name="T11">so nonPrimeA, is composed of at least one PrimeC or primeB </text:span><text:span text:style-name="T19">(same prime)</text:span><text:span text:style-name="T11">, leading to common prime factor</text:span></text:p>
      <text:p text:style-name="P58"><text:span text:style-name="T11"><text:tab/></text:span><text:span text:style-name="T20">3(9-3) = 3*3*3 - 3*3</text:span></text:p>
      <text:p text:style-name="P46"/>
      <text:p text:style-name="P46"><text:tab/></text:p>
      <text:p text:style-name="P44"/>
      <text:p text:style-name="P44"/>
      <text:p text:style-name="P28"><text:span text:style-name="T25">4. </text:span>NonPrimeA + NonPrimeB = NonPrimeC </text:p>
      <text:p text:style-name="P30"/>
      <text:p text:style-name="P52">if NonPRimes A and B used, NonPrimeA must divide nonPRimeB, to have a common factor. Then if they have a common factor, nonprimec also has</text:p>
      <text:p text:style-name="P52">for example</text:p>
      <text:p text:style-name="P31">3(2*7) ^3 + 3(5*7) = 3(….), common factor</text:p>
      <text:p text:style-name="P21"/>
      <text:p text:style-name="P21"/>
      <text:p text:style-name="P32">5. <text:s text:c="4"/>NonPrimeA + PrimeB = NonPrimeC</text:p>
      <text:p text:style-name="P52">PrimeB must divide NonPRimeA (NonPrimeC follows as above 4))</text:p>
      <text:p text:style-name="P52">if it divides it has common factor</text:p>
      <text:p text:style-name="P59"/>
      <text:p text:style-name="P18"/>
      <text:p text:style-name="P17"/>
      <text:p text:style-name="P20"/>
      <text:p text:style-name="P19"/>
      <text:p text:style-name="P16"/>
      <text:p text:style-name="P15"/>
      <text:p text:style-name="P14"/>
      <text:p text:style-name="P7"/>
      <text:p text:style-name="P12">Keyword<text:span text:style-name="T8">s</text:span></text:p>
      <text:p text:style-name="P12">Beal’s conjecture,divisors,primes,multiple</text:p>
      <text:p text:style-name="P3"/>
      <text:p text:style-name="P9"/>
      <text:p text:style-name="P13">Palavras Chave:</text:p>
      <text:p text:style-name="P13">conjeture de beals,primos,divisores,multiple</text:p>
      <text:p text:style-name="P9"/>
      <text:p text:style-name="P9">Author</text:p>
      <text:p text:style-name="P8">Andre Albergaria Coelho</text:p>
      <text:p text:style-name="P11"><text:a xlink:type="simple" xlink:href="mailto:fc26887@alunos.fc.ul.pt" text:style-name="Internet_20_link" text:visited-style-name="Visited_20_Internet_20_Link">fc26887@alunos.fc.ul.pt</text:a></text:p>
      <text:p text:style-name="P11"/>
      <text:p text:style-name="P10"><text:span text:style-name="T6">References</text:span>:</text:p>
      <text:p text:style-name="P10"><text:soft-page-break/><text:a xlink:type="simple" xlink:href="https://en.wikipedia.org/wiki/Divisor" text:style-name="Internet_20_link" text:visited-style-name="Visited_20_Internet_20_Link">https://en.wikipedia.org/wiki/Divisor</text:a></text:p>
      <text:p text:style-name="P10"><text:a xlink:type="simple" xlink:href="https://en.wikipedia.org/wiki/Least_common_multiple" text:style-name="Internet_20_link" text:visited-style-name="Visited_20_Internet_20_Link">https://en.wikipedia.org/wiki/Least_common_multiple</text:a></text:p>
      <text:p text:style-name="P10"><text:a xlink:type="simple" xlink:href="https://www.mathsisfun.com/numbers/factors-multiples.html" text:style-name="Internet_20_link" text:visited-style-name="Visited_20_Internet_20_Link">https://www.mathsisfun.com/numbers/factors-multiples.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8:03:15.192745802</meta:creation-date>
    <dc:date>2021-06-12T03:47:30.957295401</dc:date>
    <meta:editing-duration>PT9H32M54S</meta:editing-duration>
    <meta:editing-cycles>148</meta:editing-cycles>
    <meta:generator>LibreOffice/6.1.5.2$Linux_X86_64 LibreOffice_project/10$Build-2</meta:generator>
    <meta:document-statistic meta:table-count="0" meta:image-count="0" meta:object-count="0" meta:page-count="5" meta:paragraph-count="83" meta:word-count="746" meta:character-count="4145" meta:non-whitespace-character-count="3409"/>
  </office:meta>
</office:document-meta>
</file>